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Horizontal_20_Line">
      <style:paragraph-properties fo:margin-top="0in" fo:margin-bottom="0.0972in" style:contextual-spacing="false" fo:line-height="115%"/>
    </style:style>
    <style:style style:name="P2" style:family="paragraph" style:parent-style-name="Heading_20_3">
      <style:paragraph-properties fo:margin-top="0in" fo:margin-bottom="0.0972in" style:contextual-spacing="false" fo:line-height="115%"/>
    </style:style>
    <style:style style:name="P3" style:family="paragraph" style:parent-style-name="Quotations">
      <style:paragraph-properties fo:margin-top="0in" fo:margin-bottom="0.0972in" style:contextual-spacing="false" fo:line-height="1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ELORG PUBLIC LICENSE v1.0</text:span></text:p>
      <text:p text:style-name="Text_20_body"><text:span text:style-name="Strong_20_Emphasis">Preamble</text:span><text:line-break/>This License grants specific legal rights to use, reproduce, modify, distribute, and publicly convey the Software, subject to the terms set forth herein. All rights granted are conditional upon compliance with these terms.</text:p>
      <text:p text:style-name="P1"/>
      <text:h text:style-name="P2" text:outline-level="3">1. Definitions</text:h>
      <text:p text:style-name="Text_20_body">1.1 <text:span text:style-name="Strong_20_Emphasis">Software</text:span> – The original work of authorship in any form, including Source Code, Object Code, documentation, and any associated files or scripts, together with any Derivative Works.</text:p>
      <text:p text:style-name="Text_20_body">1.2 <text:span text:style-name="Strong_20_Emphasis">Source Code</text:span> – The preferred form of the Software for making modifications, including all declarations, interface definitions, data structures, configuration files, and scripts used to build, install, or reproduce the Software.</text:p>
      <text:p text:style-name="Text_20_body">1.3 <text:span text:style-name="Strong_20_Emphasis">Object Code</text:span> – Any compiled, interpreted, or otherwise machine-readable form of the Software that is derived from Source Code.</text:p>
      <text:p text:style-name="Text_20_body">1.4 <text:span text:style-name="Strong_20_Emphasis">Derivative Work</text:span> – Any work based upon the Software or portions thereof, including modifications, translations, adaptations, combinations with other works, or any reproduction that results in a work substantially similar to the original or partially derived therefrom.</text:p>
      <text:p text:style-name="Text_20_body">1.5 <text:span text:style-name="Strong_20_Emphasis">Distribution</text:span> – Any act by which the Software or a Derivative Work is transferred, delivered, offered, or made accessible to any third party, whether for monetary consideration, other compensation, or gratuitously.</text:p>
      <text:p text:style-name="Text_20_body">1.6 <text:span text:style-name="Strong_20_Emphasis">Original Author(s)</text:span> – The individual(s) or entity/entities identified as the creator(s) of the Software at the time of its initial authorship.</text:p>
      <text:p text:style-name="Text_20_body">1.7 <text:span text:style-name="Strong_20_Emphasis">Marketing Designation</text:span> – Any trademark, trade name, service mark, logo, brand name, or other commercial designation under which the Software or Derivative Work is publicly distributed or offered.</text:p>
      <text:p text:style-name="Text_20_body">1.8 <text:span text:style-name="Strong_20_Emphasis">Publicly Distributed or Displayed</text:span> – Any act by which the Software or Derivative Work is made available to the public, including publishing, offering for download, installation on publicly accessible systems, or inclusion in a product delivered to third parties.</text:p>
      <text:p text:style-name="Text_20_body">1.9 <text:span text:style-name="Strong_20_Emphasis">Notice</text:span> – A statement included in Source Code, Object Code, documentation, or packaging that identifies copyright ownership, license terms, and Original Authorship, as required under this License.</text:p>
      <text:p text:style-name="Text_20_body">1.10 <text:span text:style-name="Strong_20_Emphasis">Warranty</text:span> – Any express or implied guarantee or representation, including statements of merchantability, fitness for a particular purpose, or non-infringement, whether provided orally, in writing, or through conduct.</text:p>
      <text:p text:style-name="Text_20_body">1.11 <text:span text:style-name="Strong_20_Emphasis">As-Is Warranty</text:span> – A warranty explicitly disclaimed under this License, under which the Software is provided without any representation or guarantee of performance, quality, or suitability.</text:p>
      <text:p text:style-name="Text_20_body"><text:soft-page-break/>1.12 <text:span text:style-name="Strong_20_Emphasis">Marketer Warranty</text:span> – A warranty voluntarily assumed by a distributor or marketer of the Software or Derivative Work, under which the distributor assumes responsibility for any claims arising from the Software.</text:p>
      <text:p text:style-name="Text_20_body">1.13 <text:span text:style-name="Strong_20_Emphasis">License</text:span> – Refers to the ELORG Public License v1.0, including all terms, definitions, rights, obligations, and exceptions described herein.</text:p>
      <text:p text:style-name="Text_20_body">1.14 <text:span text:style-name="Strong_20_Emphasis">Rights</text:span> – The legal permissions granted to a licensee under this License, including the rights to use, copy, modify, distribute, and publicly convey the Software or Derivative Works.</text:p>
      <text:p text:style-name="Text_20_body">1.15 <text:span text:style-name="Strong_20_Emphasis">Obligations</text:span> – The legal duties imposed upon the licensee under this License, including attribution, Source Code availability, Notice preservation, and warranty compliance.</text:p>
      <text:p text:style-name="Text_20_body">1.16 <text:span text:style-name="Strong_20_Emphasis">Recipient</text:span> – Any individual or legal entity that receives the Software or a Derivative Work under this License.</text:p>
      <text:p text:style-name="Text_20_body">1.17 <text:span text:style-name="Strong_20_Emphasis">Termination Event</text:span> – Any failure to comply with any mandatory provision of this License, which automatically terminates all Rights granted herein.</text:p>
      <text:p text:style-name="Text_20_body">1.18 <text:span text:style-name="Strong_20_Emphasis">Deprecated</text:span> – A designation indicating that the obligations of this License are satisfied if the License text is included within the Software or Derivative Work itself and need not be hosted separately.</text:p>
      <text:p text:style-name="P1"/>
      <text:h text:style-name="P2" text:outline-level="3">2. Grant of Rights</text:h>
      <text:p text:style-name="Text_20_body">2.1 Subject to the terms of this License, the licensee is granted non-exclusive Rights to use, reproduce, modify, and distribute the Software and Derivative Works.</text:p>
      <text:p text:style-name="Text_20_body">2.2 All Recipients automatically receive the same Rights under this License.</text:p>
      <text:p text:style-name="P1"/>
      <text:h text:style-name="P2" text:outline-level="3">3. Conditions for Distribution and Derivative Works</text:h>
      <text:p text:style-name="Text_20_body">3.1 Any distributed Software or Derivative Work must be licensed under this License.</text:p>
      <text:p text:style-name="Text_20_body">3.2 Complete Source Code sufficient to modify and reproduce the Software must be made available to all Recipients concurrently with Distribution.</text:p>
      <text:p text:style-name="Text_20_body">3.3 All Notices must be preserved, except as expressly permitted under Section 4.</text:p>
      <text:p text:style-name="P1"/>
      <text:h text:style-name="P2" text:outline-level="3">4. Marketing and Rebranding Exception</text:h>
      <text:p text:style-name="Text_20_body">4.1 Notwithstanding any other provision of this License, a licensee may:<text:line-break/>a) Distribute or market the Software or Derivative Work under any Marketing Designation of the licensee’s choosing.<text:line-break/>b) Claim authorship for the purposes of marketing and Distribution.</text:p>
      <text:p text:style-name="Text_20_body">4.2 Conditions for Section 4.1:<text:line-break/>a) <text:span text:style-name="Strong_20_Emphasis">Source Code Attribution</text:span> – The Original Author(s) must be acknowledged at least once within the <text:soft-page-break/>Source Code by inclusion of a Notice identifying the Original Author(s) and stating that the Software is licensed under the ELORG Public License.<text:line-break/>b) <text:span text:style-name="Strong_20_Emphasis">Physical Packaging Notice</text:span> – If the Software or Derivative Work is distributed with literal physical packaging, such packaging must include a Notice stating:</text:p>
      <text:p text:style-name="P3">“This Software is licensed under the ELORG Public License and was originally authored by [Original Author(s)].”<text:line-break/>c) All other conditions of Section 3 remain in full effect.</text:p>
      <text:p text:style-name="P1"/>
      <text:h text:style-name="P2" text:outline-level="3">5. Warranty and Liability</text:h>
      <text:p text:style-name="Text_20_body">5.1 The Software is provided under one of the following mutually exclusive options:<text:line-break/>a) As-Is Warranty.<text:line-break/>b) Marketer Warranty, in which case the As-Is Warranty is disclaimed.</text:p>
      <text:p text:style-name="Text_20_body">5.2 The Original Author(s) bear no liability except to the extent assumed by a distributor under a Marketer Warranty.</text:p>
      <text:p text:style-name="P1"/>
      <text:h text:style-name="P2" text:outline-level="3">6. Termination</text:h>
      <text:p text:style-name="Text_20_body">6.1 Any Termination Event automatically terminates all Rights.</text:p>
      <text:p text:style-name="Text_20_body">6.2 Rights may be reinstated upon full remediation of the violation.</text:p>
      <text:p text:style-name="P1"/>
      <text:h text:style-name="P2" text:outline-level="3">7. Additional Permissions</text:h>
      <text:p text:style-name="Text_20_body">7.1 The Marketing and Rebranding Exception constitutes additional permissions and does not limit any other Rights granted under this License.</text:p>
      <text:p text:style-name="Horizontal_20_Line"/>
      <text:h text:style-name="Heading_20_3" text:outline-level="3"><text:span text:style-name="Strong_20_Emphasis">8. Exclusion of License-Restricted Works</text:span></text:h>
      <text:p text:style-name="Text_20_body">8.1 <text:span text:style-name="Strong_20_Emphasis">No Override of Restrictive Licenses</text:span> – This License applies only to the Software to the extent that the licensor holds sufficient rights to license such Software under the terms of this License. Nothing in this License shall be construed to override, supersede, or modify the terms of any other license that expressly restricts or prohibits the Software, or any portion thereof, from being licensed under additional or alternative licenses of this nature.</text:p>
      <text:p text:style-name="Text_20_body">8.2 <text:span text:style-name="Strong_20_Emphasis">License-Restricted Material</text:span> – Any work, component, file, or material included within, combined with, or distributed alongside the Software that is subject to a separate license which expressly disallows licensing under other licenses granting comparable rights shall remain governed solely by the terms of that separate license and shall not be deemed subject to this License.</text:p>
      <text:p text:style-name="Text_20_body">8.3 <text:span text:style-name="Strong_20_Emphasis">No Implied Application</text:span> – The presence, aggregation, or distribution of material governed by a license described in Section 8.2 alongside Software licensed under this License shall not be construed as an attempt to apply this License to such material, nor as a representation of license compatibility.</text:p>
      <text:p text:style-name="Text_20_body"><text:soft-page-break/>8.4 <text:span text:style-name="Strong_20_Emphasis">Scope Limitation</text:span> – The Rights and Obligations imposed by this License apply exclusively to those portions of the Software that are lawfully licensable under this License and do not extend to material governed by licenses described in Section 8.2.</text:p>
      <text:p text:style-name="Text_20_body">8.5 <text:span text:style-name="Strong_20_Emphasis">Preservation of External License Terms</text:span> – All rights, conditions, and restrictions imposed by licenses described in this Section remain in full force and effect and are unaffected by this License.</text:p>
      <text:p text:style-name="Text_20_body"/>
      <text:p text:style-name="Text_20_body"><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7T18:39:52.212866690</meta:creation-date>
    <dc:date>2025-12-21T06:15:00.713159360</dc:date>
    <meta:editing-duration>PT1H6M44S</meta:editing-duration>
    <meta:editing-cycles>16</meta:editing-cycles>
    <meta:generator>LibreOffice/25.2.3.2$Linux_X86_64 LibreOffice_project/520$Build-2</meta:generator>
    <meta:document-statistic meta:table-count="0" meta:image-count="0" meta:object-count="0" meta:page-count="4" meta:paragraph-count="46" meta:word-count="1096" meta:character-count="7480" meta:non-whitespace-character-count="6405"/>
  </office:meta>
</office:document-meta>
</file>